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3000001FA409E2A389A2AAFF6.png" manifest:media-type="image/png"/>
  <manifest:file-entry manifest:full-path="Pictures/10000201000004160000026B2F6D2ACB427799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Padrão">
        <draw:frame draw:style-name="gr1" draw:text-style-name="P1" draw:layer="layout" svg:width="26.612cm" svg:height="15.749cm" svg:x="0.796cm" svg:y="0.062cm">
          <draw:image xlink:href="Pictures/10000201000004160000026B2F6D2ACB427799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1" draw:text-style-name="P1" draw:layer="layout" svg:width="25.902cm" svg:height="13.387cm" svg:x="1.151cm" svg:y="1.243cm">
          <draw:image xlink:href="Pictures/10000201000003D3000001FA409E2A389A2AAFF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4:39:27.104890482</meta:creation-date>
    <dc:date>2021-03-07T14:42:13.877012247</dc:date>
    <meta:editing-duration>PT2M49S</meta:editing-duration>
    <meta:editing-cycles>1</meta:editing-cycles>
    <meta:document-statistic meta:object-count="29"/>
    <meta:generator>LibreOffice/6.4.6.2$Linux_X86_64 LibreOffice_project/40$Build-2</meta:generator>
  </office:meta>
</office:document-meta>
</file>